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346a7d" officeooo:paragraph-rsid="00346a7d" style:font-weight-asian="normal" style:font-weight-complex="normal"/>
    </style:style>
    <style:style style:name="P2" style:family="paragraph" style:parent-style-name="Standard">
      <style:text-properties fo:font-weight="normal" officeooo:rsid="00361129" officeooo:paragraph-rsid="00361129" style:font-weight-asian="normal" style:font-weight-complex="normal"/>
    </style:style>
    <style:style style:name="P3" style:family="paragraph" style:parent-style-name="Standard">
      <style:text-properties fo:font-weight="normal" officeooo:rsid="00361129" officeooo:paragraph-rsid="00361b44" style:font-weight-asian="normal" style:font-weight-complex="normal"/>
    </style:style>
    <style:style style:name="P4" style:family="paragraph" style:parent-style-name="Standard">
      <style:text-properties fo:font-weight="normal" officeooo:rsid="00361129" officeooo:paragraph-rsid="003710b9" style:font-weight-asian="normal" style:font-weight-complex="normal"/>
    </style:style>
    <style:style style:name="P5" style:family="paragraph" style:parent-style-name="Standard">
      <style:text-properties fo:font-weight="normal" officeooo:rsid="00361129" officeooo:paragraph-rsid="0039a33b" style:font-weight-asian="normal" style:font-weight-complex="normal"/>
    </style:style>
    <style:style style:name="P6" style:family="paragraph" style:parent-style-name="Standard">
      <style:text-properties fo:font-weight="normal" officeooo:rsid="00361129" officeooo:paragraph-rsid="0043fae3" style:font-weight-asian="normal" style:font-weight-complex="normal"/>
    </style:style>
    <style:style style:name="P7" style:family="paragraph" style:parent-style-name="Standard">
      <style:text-properties fo:font-weight="normal" officeooo:rsid="00361129" officeooo:paragraph-rsid="0047efe7" style:font-weight-asian="normal" style:font-weight-complex="normal"/>
    </style:style>
    <style:style style:name="P8" style:family="paragraph" style:parent-style-name="Standard">
      <style:text-properties fo:font-weight="normal" officeooo:rsid="003710b9" officeooo:paragraph-rsid="003710b9" style:font-weight-asian="normal" style:font-weight-complex="normal"/>
    </style:style>
    <style:style style:name="P9" style:family="paragraph" style:parent-style-name="Standard">
      <style:text-properties fo:font-weight="normal" officeooo:rsid="003710b9" officeooo:paragraph-rsid="00496304" style:font-weight-asian="normal" style:font-weight-complex="normal"/>
    </style:style>
    <style:style style:name="P10" style:family="paragraph" style:parent-style-name="Standard">
      <style:text-properties fo:font-weight="normal" officeooo:rsid="001e28d4" officeooo:paragraph-rsid="001e28d4" style:font-weight-asian="normal" style:font-weight-complex="normal"/>
    </style:style>
    <style:style style:name="P11" style:family="paragraph" style:parent-style-name="Standard">
      <style:text-properties fo:font-weight="normal" officeooo:rsid="00200971" officeooo:paragraph-rsid="00200971" style:font-weight-asian="normal" style:font-weight-complex="normal"/>
    </style:style>
    <style:style style:name="P12" style:family="paragraph" style:parent-style-name="Standard">
      <style:text-properties fo:font-weight="normal" officeooo:rsid="00200971" officeooo:paragraph-rsid="001e28d4" style:font-weight-asian="normal" style:font-weight-complex="normal"/>
    </style:style>
    <style:style style:name="P13" style:family="paragraph" style:parent-style-name="Standard">
      <style:text-properties fo:font-weight="normal" officeooo:rsid="00200971" officeooo:paragraph-rsid="00223767" style:font-weight-asian="normal" style:font-weight-complex="normal"/>
    </style:style>
    <style:style style:name="P14" style:family="paragraph" style:parent-style-name="Standard">
      <style:text-properties fo:font-weight="normal" officeooo:rsid="00200971" officeooo:paragraph-rsid="0031ef57" style:font-weight-asian="normal" style:font-weight-complex="normal"/>
    </style:style>
    <style:style style:name="P15" style:family="paragraph" style:parent-style-name="Standard">
      <style:text-properties fo:font-weight="normal" officeooo:rsid="00200971" officeooo:paragraph-rsid="002b7f9f" style:font-weight-asian="normal" style:font-weight-complex="normal"/>
    </style:style>
    <style:style style:name="P16" style:family="paragraph" style:parent-style-name="Standard">
      <style:text-properties fo:font-weight="normal" officeooo:rsid="00200971" officeooo:paragraph-rsid="0024751a" style:font-weight-asian="normal" style:font-weight-complex="normal"/>
    </style:style>
    <style:style style:name="P17" style:family="paragraph" style:parent-style-name="Standard">
      <style:text-properties fo:font-weight="normal" officeooo:rsid="00200971" officeooo:paragraph-rsid="002673c8" style:font-weight-asian="normal" style:font-weight-complex="normal"/>
    </style:style>
    <style:style style:name="P18" style:family="paragraph" style:parent-style-name="Standard">
      <style:text-properties fo:font-weight="normal" officeooo:rsid="002a3853" officeooo:paragraph-rsid="002a3853" style:font-weight-asian="normal" style:font-weight-complex="normal"/>
    </style:style>
    <style:style style:name="P19" style:family="paragraph" style:parent-style-name="Standard">
      <style:text-properties fo:font-weight="normal" officeooo:rsid="0031f4d8" officeooo:paragraph-rsid="0031f4d8" style:font-weight-asian="normal" style:font-weight-complex="normal"/>
    </style:style>
    <style:style style:name="P20" style:family="paragraph" style:parent-style-name="Standard">
      <style:text-properties fo:font-weight="normal" officeooo:rsid="00223767" officeooo:paragraph-rsid="00223767" style:font-weight-asian="normal" style:font-weight-complex="normal"/>
    </style:style>
    <style:style style:name="P21" style:family="paragraph" style:parent-style-name="Standard">
      <style:text-properties fo:font-weight="normal" officeooo:rsid="0024c12c" officeooo:paragraph-rsid="0024c12c" style:font-weight-asian="normal" style:font-weight-complex="normal"/>
    </style:style>
    <style:style style:name="P22" style:family="paragraph" style:parent-style-name="Standard">
      <style:text-properties fo:font-weight="normal" officeooo:rsid="0024c12c" officeooo:paragraph-rsid="00260041" style:font-weight-asian="normal" style:font-weight-complex="normal"/>
    </style:style>
    <style:style style:name="P23" style:family="paragraph" style:parent-style-name="Standard">
      <style:text-properties fo:font-weight="normal" officeooo:rsid="00260041" officeooo:paragraph-rsid="00260041" style:font-weight-asian="normal" style:font-weight-complex="normal"/>
    </style:style>
    <style:style style:name="P24" style:family="paragraph" style:parent-style-name="Standard">
      <style:text-properties fo:font-weight="normal" officeooo:rsid="002b7f9f" officeooo:paragraph-rsid="002b7f9f" style:font-weight-asian="normal" style:font-weight-complex="normal"/>
    </style:style>
    <style:style style:name="P25" style:family="paragraph" style:parent-style-name="Standard">
      <style:text-properties fo:font-weight="normal" officeooo:rsid="0024751a" officeooo:paragraph-rsid="0024751a" style:font-weight-asian="normal" style:font-weight-complex="normal"/>
    </style:style>
    <style:style style:name="P26" style:family="paragraph" style:parent-style-name="Standard">
      <style:text-properties fo:font-weight="normal" officeooo:rsid="0024751a" officeooo:paragraph-rsid="002673c8" style:font-weight-asian="normal" style:font-weight-complex="normal"/>
    </style:style>
    <style:style style:name="P27" style:family="paragraph" style:parent-style-name="Standard">
      <style:text-properties fo:font-weight="normal" officeooo:rsid="002827c8" officeooo:paragraph-rsid="002827c8" style:font-weight-asian="normal" style:font-weight-complex="normal"/>
    </style:style>
    <style:style style:name="P28" style:family="paragraph" style:parent-style-name="Standard">
      <style:text-properties fo:font-weight="normal" officeooo:rsid="000fc3c8" officeooo:paragraph-rsid="000fc3c8" style:font-weight-asian="normal" style:font-weight-complex="normal"/>
    </style:style>
    <style:style style:name="P29" style:family="paragraph" style:parent-style-name="Standard">
      <style:text-properties fo:font-weight="normal" officeooo:rsid="000fc3c8" officeooo:paragraph-rsid="0017e207" style:font-weight-asian="normal" style:font-weight-complex="normal"/>
    </style:style>
    <style:style style:name="P30" style:family="paragraph" style:parent-style-name="Standard">
      <style:text-properties fo:font-weight="normal" officeooo:rsid="0015fc79" officeooo:paragraph-rsid="0015fc79" style:font-weight-asian="normal" style:font-weight-complex="normal"/>
    </style:style>
    <style:style style:name="P31" style:family="paragraph" style:parent-style-name="Standard">
      <style:text-properties fo:font-weight="normal" officeooo:rsid="00121fd1" officeooo:paragraph-rsid="00121fd1" style:font-weight-asian="normal" style:font-weight-complex="normal"/>
    </style:style>
    <style:style style:name="P32" style:family="paragraph" style:parent-style-name="Standard">
      <style:text-properties fo:font-weight="normal" officeooo:rsid="0014b1a9" officeooo:paragraph-rsid="0014b1a9" style:font-weight-asian="normal" style:font-weight-complex="normal"/>
    </style:style>
    <style:style style:name="P33" style:family="paragraph" style:parent-style-name="Standard">
      <style:text-properties fo:font-weight="normal" officeooo:rsid="0017e207" officeooo:paragraph-rsid="0017e207" style:font-weight-asian="normal" style:font-weight-complex="normal"/>
    </style:style>
    <style:style style:name="P34" style:family="paragraph" style:parent-style-name="Standard">
      <style:text-properties fo:font-weight="normal" officeooo:rsid="00197d0b" officeooo:paragraph-rsid="00197d0b" style:font-weight-asian="normal" style:font-weight-complex="normal"/>
    </style:style>
    <style:style style:name="P35" style:family="paragraph" style:parent-style-name="Standard">
      <style:text-properties fo:font-weight="normal" officeooo:rsid="001b4b85" officeooo:paragraph-rsid="001b4b85" style:font-weight-asian="normal" style:font-weight-complex="normal"/>
    </style:style>
    <style:style style:name="P36" style:family="paragraph" style:parent-style-name="Standard">
      <style:text-properties fo:font-weight="normal" officeooo:rsid="001d040f" officeooo:paragraph-rsid="001d040f" style:font-weight-asian="normal" style:font-weight-complex="normal"/>
    </style:style>
    <style:style style:name="P37" style:family="paragraph" style:parent-style-name="Standard">
      <style:text-properties fo:font-weight="normal" officeooo:rsid="001df15b" officeooo:paragraph-rsid="001df15b" style:font-weight-asian="normal" style:font-weight-complex="normal"/>
    </style:style>
    <style:style style:name="P38" style:family="paragraph" style:parent-style-name="Standard">
      <style:text-properties fo:font-weight="normal" officeooo:rsid="0041127f" officeooo:paragraph-rsid="0041127f" style:font-weight-asian="normal" style:font-weight-complex="normal"/>
    </style:style>
    <style:style style:name="P39" style:family="paragraph" style:parent-style-name="Standard">
      <style:text-properties fo:font-weight="normal" officeooo:rsid="00418a84" officeooo:paragraph-rsid="00418a84" style:font-weight-asian="normal" style:font-weight-complex="normal"/>
    </style:style>
    <style:style style:name="P40" style:family="paragraph" style:parent-style-name="Standard">
      <style:text-properties fo:font-weight="normal" officeooo:rsid="0043fae3" officeooo:paragraph-rsid="0043fae3" style:font-weight-asian="normal" style:font-weight-complex="normal"/>
    </style:style>
    <style:style style:name="P41" style:family="paragraph" style:parent-style-name="Standard">
      <style:text-properties fo:font-weight="normal" officeooo:rsid="0037c4df" officeooo:paragraph-rsid="0037c4df" style:font-weight-asian="normal" style:font-weight-complex="normal"/>
    </style:style>
    <style:style style:name="P42" style:family="paragraph" style:parent-style-name="Standard">
      <style:text-properties fo:font-weight="normal" officeooo:rsid="0047efe7" officeooo:paragraph-rsid="0047efe7" style:font-weight-asian="normal" style:font-weight-complex="normal"/>
    </style:style>
    <style:style style:name="P43" style:family="paragraph" style:parent-style-name="Standard">
      <style:text-properties fo:font-weight="normal" officeooo:rsid="004bcd7e" officeooo:paragraph-rsid="004bcd7e" style:font-weight-asian="normal" style:font-weight-complex="normal"/>
    </style:style>
    <style:style style:name="P44" style:family="paragraph" style:parent-style-name="Standard">
      <style:text-properties fo:font-weight="normal" officeooo:rsid="002ec614" officeooo:paragraph-rsid="002b7f9f" fo:background-color="#ffff00" style:font-weight-asian="normal" style:font-weight-complex="normal"/>
    </style:style>
    <style:style style:name="P45" style:family="paragraph" style:parent-style-name="Standard">
      <style:text-properties fo:font-weight="bold" officeooo:rsid="00361b44" officeooo:paragraph-rsid="00361b44" style:font-weight-asian="bold" style:font-weight-complex="bold"/>
    </style:style>
    <style:style style:name="P46" style:family="paragraph" style:parent-style-name="Standard">
      <style:paragraph-properties fo:break-before="page"/>
      <style:text-properties fo:font-weight="normal" officeooo:rsid="00346a7d" officeooo:paragraph-rsid="00346a7d" style:font-weight-asian="normal" style:font-weight-complex="normal"/>
    </style:style>
    <style:style style:name="P47" style:family="paragraph" style:parent-style-name="Standard">
      <style:paragraph-properties fo:break-before="page"/>
      <style:text-properties fo:font-weight="normal" officeooo:rsid="001e28d4" officeooo:paragraph-rsid="001e28d4" style:font-weight-asian="normal" style:font-weight-complex="normal"/>
    </style:style>
    <style:style style:name="P48" style:family="paragraph" style:parent-style-name="Standard">
      <style:paragraph-properties fo:break-before="page"/>
      <style:text-properties fo:font-weight="normal" officeooo:rsid="000fc3c8" officeooo:paragraph-rsid="000fc3c8" style:font-weight-asian="normal" style:font-weight-complex="normal"/>
    </style:style>
    <style:style style:name="P49" style:family="paragraph" style:parent-style-name="Standard" style:list-style-name="L1">
      <style:text-properties fo:font-weight="normal" officeooo:rsid="00346a7d" officeooo:paragraph-rsid="00346a7d" style:font-weight-asian="normal" style:font-weight-complex="normal"/>
    </style:style>
    <style:style style:name="P50" style:family="paragraph" style:parent-style-name="Standard">
      <style:text-properties fo:font-weight="normal" officeooo:rsid="00361129" officeooo:paragraph-rsid="00361129" style:font-weight-asian="normal" style:font-weight-complex="normal"/>
    </style:style>
    <style:style style:name="P51" style:family="paragraph" style:parent-style-name="Standard">
      <style:text-properties fo:font-weight="normal" officeooo:rsid="00361129" officeooo:paragraph-rsid="004d5073" style:font-weight-asian="normal" style:font-weight-complex="normal"/>
    </style:style>
    <style:style style:name="P52" style:family="paragraph" style:parent-style-name="Standard">
      <style:text-properties fo:font-weight="normal" officeooo:rsid="004d5073" officeooo:paragraph-rsid="004d5073" style:font-weight-asian="normal" style:font-weight-complex="normal"/>
    </style:style>
    <style:style style:name="P53" style:family="paragraph" style:parent-style-name="Standard">
      <style:text-properties fo:font-weight="normal" officeooo:rsid="00361129" officeooo:paragraph-rsid="00361129" fo:background-color="#ffff00" style:font-weight-asian="normal" style:font-weight-complex="normal"/>
    </style:style>
    <style:style style:name="T1" style:family="text">
      <style:text-properties style:text-underline-style="none"/>
    </style:style>
    <style:style style:name="T2" style:family="text">
      <style:text-properties style:text-underline-style="none" officeooo:rsid="00496304"/>
    </style:style>
    <style:style style:name="T3" style:family="text">
      <style:text-properties officeooo:rsid="0010661c"/>
    </style:style>
    <style:style style:name="T4" style:family="text">
      <style:text-properties officeooo:rsid="00121fd1"/>
    </style:style>
    <style:style style:name="T5" style:family="text">
      <style:text-properties officeooo:rsid="0015fc79"/>
    </style:style>
    <style:style style:name="T6" style:family="text">
      <style:text-properties officeooo:rsid="0017e207"/>
    </style:style>
    <style:style style:name="T7" style:family="text">
      <style:text-properties officeooo:rsid="00197d0b"/>
    </style:style>
    <style:style style:name="T8" style:family="text">
      <style:text-properties officeooo:rsid="001b4b85"/>
    </style:style>
    <style:style style:name="T9" style:family="text">
      <style:text-properties officeooo:rsid="001d040f"/>
    </style:style>
    <style:style style:name="T10" style:family="text">
      <style:text-properties officeooo:rsid="00200971"/>
    </style:style>
    <style:style style:name="T11" style:family="text">
      <style:text-properties officeooo:rsid="0020969d"/>
    </style:style>
    <style:style style:name="T12" style:family="text">
      <style:text-properties officeooo:rsid="00223767"/>
    </style:style>
    <style:style style:name="T13" style:family="text">
      <style:text-properties officeooo:rsid="0023f998"/>
    </style:style>
    <style:style style:name="T14" style:family="text">
      <style:text-properties officeooo:rsid="0024751a"/>
    </style:style>
    <style:style style:name="T15" style:family="text">
      <style:text-properties officeooo:rsid="0024c12c"/>
    </style:style>
    <style:style style:name="T16" style:family="text">
      <style:text-properties officeooo:rsid="00260041"/>
    </style:style>
    <style:style style:name="T17" style:family="text">
      <style:text-properties officeooo:rsid="002673c8"/>
    </style:style>
    <style:style style:name="T18" style:family="text">
      <style:text-properties officeooo:rsid="002827c8"/>
    </style:style>
    <style:style style:name="T19" style:family="text">
      <style:text-properties officeooo:rsid="00283201"/>
    </style:style>
    <style:style style:name="T20" style:family="text">
      <style:text-properties officeooo:rsid="002a3853"/>
    </style:style>
    <style:style style:name="T21" style:family="text">
      <style:text-properties officeooo:rsid="002b7f9f"/>
    </style:style>
    <style:style style:name="T22" style:family="text">
      <style:text-properties officeooo:rsid="002ec614"/>
    </style:style>
    <style:style style:name="T23" style:family="text">
      <style:text-properties officeooo:rsid="002b7f9f" fo:background-color="#ffff00" loext:char-shading-value="0"/>
    </style:style>
    <style:style style:name="T24" style:family="text">
      <style:text-properties officeooo:rsid="002ec614" fo:background-color="#ffff00" loext:char-shading-value="0"/>
    </style:style>
    <style:style style:name="T25" style:family="text">
      <style:text-properties officeooo:rsid="0031ef57"/>
    </style:style>
    <style:style style:name="T26" style:family="text">
      <style:text-properties officeooo:rsid="0031f4d8"/>
    </style:style>
    <style:style style:name="T27" style:family="text">
      <style:text-properties officeooo:rsid="00361b44"/>
    </style:style>
    <style:style style:name="T28" style:family="text">
      <style:text-properties officeooo:rsid="003710b9"/>
    </style:style>
    <style:style style:name="T29" style:family="text">
      <style:text-properties officeooo:rsid="00307d58"/>
    </style:style>
    <style:style style:name="T30" style:family="text">
      <style:text-properties officeooo:rsid="0037c4df"/>
    </style:style>
    <style:style style:name="T31" style:family="text">
      <style:text-properties officeooo:rsid="0039a33b"/>
    </style:style>
    <style:style style:name="T32" style:family="text">
      <style:text-properties officeooo:rsid="003ab335"/>
    </style:style>
    <style:style style:name="T33" style:family="text">
      <style:text-properties officeooo:rsid="003c41b5"/>
    </style:style>
    <style:style style:name="T34" style:family="text">
      <style:text-properties officeooo:rsid="003d9c47"/>
    </style:style>
    <style:style style:name="T35" style:family="text">
      <style:text-properties officeooo:rsid="0041127f"/>
    </style:style>
    <style:style style:name="T36" style:family="text">
      <style:text-properties officeooo:rsid="0045dc70"/>
    </style:style>
    <style:style style:name="T37" style:family="text">
      <style:text-properties officeooo:rsid="0046f8f5"/>
    </style:style>
    <style:style style:name="T38" style:family="text">
      <style:text-properties officeooo:rsid="0046fad2"/>
    </style:style>
    <style:style style:name="T39" style:family="text">
      <style:text-properties officeooo:rsid="0047efe7"/>
    </style:style>
    <style:style style:name="T40" style:family="text">
      <style:text-properties officeooo:rsid="00361129"/>
    </style:style>
    <style:style style:name="T41" style:family="text">
      <style:text-properties officeooo:rsid="00481076"/>
    </style:style>
    <style:style style:name="T42" style:family="text">
      <style:text-properties officeooo:rsid="00496304"/>
    </style:style>
    <style:style style:name="T43" style:family="text">
      <style:text-properties fo:font-weight="bold" style:font-weight-asian="bold" style:font-weight-complex="bold"/>
    </style:style>
    <style:style style:name="T44" style:family="text">
      <style:text-properties officeooo:rsid="004bcd7e"/>
    </style:style>
    <style:style style:name="T45" style:family="text">
      <style:text-properties officeooo:rsid="004d50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lgorithm Sketch</text:p>
      <text:p text:style-name="P2"/>
      <text:p text:style-name="P8">Get following values:</text:p>
      <text:p text:style-name="P3"><text:tab/>MR<text:tab/><text:span text:style-name="T27">permitted </text:span>maximum assignments per row<text:tab/></text:p>
      <text:p text:style-name="P3"><text:tab/>MC<text:tab/><text:span text:style-name="T27">permitted </text:span>maximum assignments per column<text:tab/></text:p>
      <text:p text:style-name="P3"><text:tab/>NR<text:tab/><text:span text:style-name="T27">permitted minimum </text:span>assignments per row<text:tab/></text:p>
      <text:p text:style-name="P3"><text:tab/>NC<text:tab/><text:span text:style-name="T28">permitted minimum </text:span>assignments per column</text:p>
      <text:p text:style-name="P2"/>
      <text:p text:style-name="P53">&gt;&gt;<text:tab/>Find NC-th minimum value in each row, subtract the value in each cell in that row by the <text:tab/>NC-th minimum</text:p>
      <text:p text:style-name="P53">&gt;&gt; <text:tab/>Find MC-th minimum value in each column, subtract the value in each cell in that column <text:tab/>by the MC-th minimum</text:p>
      <text:p text:style-name="P2">&gt;&gt; <text:tab/>Check for sets of rows that meet the following description: (I) there are R rows in the set, (ii) <text:tab/>the zeros in each row each reside in some member of a set S of columns, where S has C <text:tab/>members, (iii) the number of members in S, C, times the max allowable assignments in a <text:tab/>row, MR, is less than the number of rows R in the set </text:p>
      <text:p text:style-name="P51"><text:tab/><text:tab/><text:span text:style-name="T45">Problem: min_assignments &gt; max_assignments_possible<text:tab/></text:span></text:p>
      <text:p text:style-name="P52"><text:tab/><text:tab/><text:tab/>min_assign = NR x row count</text:p>
      <text:p text:style-name="P52"><text:tab/><text:tab/><text:tab/>max_poss = for each column that contains a zero (add one for each row with a zero if it is under the max allowable for that oclumn)</text:p>
      <text:p text:style-name="P2"/>
      <text:p text:style-name="P2">&gt;&gt; <text:tab/>In any such set of rows, find the lowest value that does not occur in a column with a zero. <text:tab/>Subtract all of the values not in a column with a zero by that minimum. Add the minimum to <text:tab/>each value in a column with a zero.</text:p>
      <text:p text:style-name="P43">&gt;&gt; <text:tab/><text:span text:style-name="T35">Assign to all columns with just one zero</text:span></text:p>
      <text:p text:style-name="P38"><text:span text:style-name="T44">&gt;&gt; <text:tab/></text:span>Assign to all rows with just one zero</text:p>
      <text:p text:style-name="P39"><text:span text:style-name="T44">&gt;&gt;<text:tab/></text:span>If a row contains an assignment, skip to the row beneath it</text:p>
      <text:p text:style-name="P2"/>
      <text:p text:style-name="P2"><text:span text:style-name="T43">Inspect each zero in the row for the following properties:</text:span><text:tab/><text:tab/></text:p>
      <text:p text:style-name="P41"><text:span text:style-name="T39">B</text:span><text:tab/>Number of assignments <text:span text:style-name="T34">in the column already</text:span></text:p>
      <text:p text:style-name="P42">C<text:tab/><text:span text:style-name="T40">Number of assignable zeros below the current cell in its column? (Excludes zeros that have <text:tab/>no other assignable zeros in their rows)</text:span></text:p>
      <text:p text:style-name="P7"><text:span text:style-name="T39">D</text:span><text:tab/>Number of assignable zeros in the rows of assignable zeros beneath the current cell? (Taking <text:tab/>into account the number of assignments in their respective columns)</text:p>
      <text:p text:style-name="P42">E<text:tab/>C + D</text:p>
      <text:p text:style-name="P9"><text:span text:style-name="T2">Q1</text:span><text:tab/>Is the only <text:span text:style-name="T39">assignable </text:span>zero in the row?</text:p>
      <text:p text:style-name="P2"><text:span text:style-name="T42">Q2<text:tab/>(C</text:span> <text:span text:style-name="T34">&gt;=</text:span> <text:span text:style-name="T39">NC – B) <text:s/>&amp;&amp; <text:s/>(C &lt; MC)?</text:span></text:p>
      <text:p text:style-name="P2"><text:span text:style-name="T42">Q3<text:tab/>C</text:span> &lt; NC – <text:span text:style-name="T39">B?</text:span></text:p>
      <text:p text:style-name="P2"><text:span text:style-name="T42">Q4<text:tab/>B = MC</text:span>?<text:tab/></text:p>
      <text:p text:style-name="P2"><text:span text:style-name="T42">Q5<text:tab/>NC &lt; B &lt; MC</text:span>?<text:tab/></text:p>
      <text:p text:style-name="P40"><text:span text:style-name="T42">Q6<text:tab/>B</text:span> + 1 = M<text:span text:style-name="T39">C?</text:span></text:p>
      <text:p text:style-name="P2"><text:tab/><text:tab/><text:tab/><text:tab/><text:tab/><text:tab/></text:p>
      <text:p text:style-name="P4"><text:span text:style-name="T43">Choose which zero to assign by following the following instructions IN ORDER. Once one zero is assigned, stop and move to the next row.</text:span><text:tab/></text:p>
      <text:p text:style-name="P4"><text:tab/><text:span text:style-name="T30">Assign any zero with property Q1</text:span><text:tab/></text:p>
      <text:p text:style-name="P2"><text:tab/>Eliminate all zeros with property <text:span text:style-name="T42">Q4</text:span>. They will not be assigned<text:tab/></text:p>
      <text:p text:style-name="P5"><text:tab/>Assign any zeros with property <text:span text:style-name="T42">Q3</text:span></text:p>
      <text:p text:style-name="P5"><text:tab/><text:span text:style-name="T31">Assign any zeros with property Q2</text:span></text:p>
      <text:p text:style-name="P6"><text:tab/><text:tab/>If more than one zero has property <text:span text:style-name="T42">Q2:</text:span></text:p>
      <text:p text:style-name="P6"><text:tab/><text:tab/><text:tab/><text:span text:style-name="T37">Favor those without property Q6, and among them assign to highest E val</text:span></text:p>
      <text:p text:style-name="P6"><text:tab/><text:tab/><text:tab/><text:span text:style-name="T36">If they each have property Q6, assign to the one with the lowest C value.</text:span></text:p>
      <text:p text:style-name="P6"><text:tab/><text:tab/><text:tab/><text:tab/><text:span text:style-name="T38">If there is a tie, assign to the one with the greater E value.</text:span></text:p>
      <text:p text:style-name="P5"><text:soft-page-break/><text:tab/><text:tab/><text:span text:style-name="T32">If there is still a tie, pick the left-most zero</text:span></text:p>
      <text:p text:style-name="P2"><text:tab/>Assign any zeros with property <text:span text:style-name="T42">Q5</text:span><text:tab/></text:p>
      <text:p text:style-name="P2"><text:tab/><text:tab/>If more than one zero has property 3, assign to the zero with the lowest <text:span text:style-name="T41">E</text:span> value</text:p>
      <text:p text:style-name="P2"><text:tab/><text:tab/>If <text:span text:style-name="T33">there is still a tie</text:span>, assign to the left-most zero</text:p>
      <text:p text:style-name="P46">To get two-tiered optimization, e.g. taking into account both doctor and residency rankings:</text:p>
      <text:list xml:id="list4499422377242218305" text:style-name="L1">
        <text:list-item>
          <text:p text:style-name="P49">set up a matrix of ordered pairs (n, m), where n is the ranking the doctor assigns to the residency program, and m is the ranking the residency program assigns to the student</text:p>
        </text:list-item>
        <text:list-item>
          <text:p text:style-name="P49">then, take some new function f on NxM which assigns a value to the pairing (this is the hard part!)</text:p>
        </text:list-item>
        <text:list-item>
          <text:p text:style-name="P49">create a new matrix using f(n,m) in each cell</text:p>
        </text:list-item>
        <text:list-item>
          <text:p text:style-name="P49">then run the modified hungarian algorithm I'm writing on the matrix that results</text:p>
        </text:list-item>
      </text:list>
      <text:p text:style-name="P1"/>
      <text:p text:style-name="P10"/>
      <text:p text:style-name="P10"><text:span text:style-name="T21">Main </text:span>Algorithm Sketch:</text:p>
      <text:p text:style-name="P10">0. Determine <text:span text:style-name="T15">constraints:</text:span></text:p>
      <text:p text:style-name="P10"><text:tab/><text:span text:style-name="T15">a. Minimum number of assignments per column (&gt;=1), min_per_row</text:span></text:p>
      <text:p text:style-name="P10"><text:tab/><text:span text:style-name="T15">b. Maximum number of assignments per column = N, max_per_row</text:span></text:p>
      <text:p text:style-name="P10"><text:tab/><text:span text:style-name="T15">c. Minimum number of assignments per row (&gt;=1), min_per_row</text:span></text:p>
      <text:p text:style-name="P10"><text:tab/><text:span text:style-name="T15">d. Maximum number of assignments per row = M, max_per_row</text:span></text:p>
      <text:p text:style-name="P10">1. Obtain cost matrix</text:p>
      <text:p text:style-name="P10">2. For each row: take the smallest number in that row and then subtract that number from each value in its row (including itself)</text:p>
      <text:p text:style-name="P10"><text:tab/><text:span text:style-name="T19">[no need to check for solution: if this already contains a solution, the next step won't hurt]</text:span></text:p>
      <text:p text:style-name="P10">4. For each column: take the smallest number in that column, then subtract that number from each value its column (including itself)</text:p>
      <text:p text:style-name="P10">5. Check for a solution <text:span text:style-name="T20">algorithm</text:span></text:p>
      <text:p text:style-name="P11">6. Repeat until solution is found:</text:p>
      <text:p text:style-name="P12"><text:tab/>a. Mark columns and rows algorithm</text:p>
      <text:p text:style-name="P10"><text:tab/><text:span text:style-name="T10">b. check for a solution algorithm</text:span></text:p>
      <text:p text:style-name="P10"/>
      <text:p text:style-name="P18">Mark Columns and Rows Algorithm</text:p>
      <text:p text:style-name="P18">1. Assign as many 0's as possible (hard!)</text:p>
      <text:p text:style-name="P18">2. Mark all rows without assignments</text:p>
      <text:p text:style-name="P18">3. Mark all columns that have zeros in marked cells</text:p>
      <text:p text:style-name="P18">4. Mark all rows with assignments in marked columns</text:p>
      <text:p text:style-name="P19">5. Repeat 3 and 4 until you can't anymore.</text:p>
      <text:p text:style-name="P18"><text:span text:style-name="T26">6</text:span>. Find the cell which is unmarked and has the lowest value</text:p>
      <text:p text:style-name="P18"><text:tab/>a. Subtract its value from every unmarked cell (including itself)</text:p>
      <text:p text:style-name="P18"><text:tab/>b. Add it to every cell that's double marked (i.e. marked by its row and by its column)</text:p>
      <text:p text:style-name="P10"/>
      <text:p text:style-name="P11">Check for solution Algorithm:</text:p>
      <text:p text:style-name="P20">0. Count</text:p>
      <text:p text:style-name="P20"><text:tab/>a. How many columns contain exactly one zero? <text:span text:style-name="T18">Set value to C</text:span></text:p>
      <text:p text:style-name="P20"><text:tab/>b. How many rows contain exactly one zero? <text:span text:style-name="T18">Set value to R</text:span></text:p>
      <text:p text:style-name="P20"><text:tab/>c. If <text:span text:style-name="T18">C &gt; R</text:span>, do step &amp; then step <text:span text:style-name="T13">@</text:span></text:p>
      <text:p text:style-name="P20"><text:tab/>d. If <text:span text:style-name="T18">R &gt; C</text:span>, do step <text:span text:style-name="T13">@</text:span> then step &amp;</text:p>
      <text:p text:style-name="P20"><text:tab/>e. If <text:span text:style-name="T18">R = C,</text:span> <text:span text:style-name="T16">chose one of @ and &amp; at random, do it, then do the other.</text:span></text:p>
      <text:p text:style-name="P11"><text:span text:style-name="T12">&amp;</text:span>. <text:span text:style-name="T12">For </text:span>each column with exactly one zero, <text:span text:style-name="T29">starting from the left</text:span>:</text:p>
      <text:p text:style-name="P11"><text:tab/>a. <text:span text:style-name="T12">If that zero resides in a row that presently contains fewer than N assignments, a</text:span>ssign <text:span text:style-name="T12">to that zero</text:span></text:p>
      <text:p text:style-name="P11"><text:tab/><text:span text:style-name="T12">b. Else, do nothing.</text:span></text:p>
      <text:p text:style-name="P11"><text:span text:style-name="T13">@</text:span>. <text:span text:style-name="T12">For each row with exactly one zero, starting from the top:</text:span></text:p>
      <text:p text:style-name="P13"><text:tab/>a. <text:span text:style-name="T12">If that zero resides in a column that presently contains fewer than M assignments, a</text:span>ssign <text:span text:style-name="T12">to that zero</text:span></text:p>
      <text:p text:style-name="P13"><text:tab/><text:span text:style-name="T12">b. Else, do nothing.</text:span></text:p>
      <text:p text:style-name="P21">$$. If (i) every row contains an at least the minimum allowable number of assignments, and at most <text:soft-page-break/>the maximum, and (ii) every column contains an at least the minimum allowable number of assignments, and at most the maximum:</text:p>
      <text:p text:style-name="P21"><text:tab/>a. T<text:span text:style-name="T16">hen t</text:span>he match is complete!</text:p>
      <text:p text:style-name="P21"><text:tab/><text:span text:style-name="T16">b. Else, move to next step</text:span></text:p>
      <text:p text:style-name="P22">1. <text:span text:style-name="T16">Check constraints to proceed:</text:span></text:p>
      <text:p text:style-name="P22"><text:tab/><text:span text:style-name="T16">a. If N &gt; M (defined above), do %, then #, then *, then (). </text:span></text:p>
      <text:p text:style-name="P23"><text:tab/>b. If M &gt; N, do *, then (), then %, then #.</text:p>
      <text:p text:style-name="P22"><text:tab/><text:span text:style-name="T16">c. If M = N, then chose one of [%, #] and [*, ()] at random, do it, then do the other.</text:span></text:p>
      <text:p text:style-name="P11">%. <text:span text:style-name="T14">For</text:span> each <text:span text:style-name="T11">row</text:span> that <text:span text:style-name="T14">currently </text:span>lacks an assignment in it:</text:p>
      <text:p text:style-name="P11"><text:tab/>a. <text:span text:style-name="T14">If said row does not contain a zero, then </text:span>th<text:span text:style-name="T11">is</text:span> is no<text:span text:style-name="T14">t solvable. STOP</text:span></text:p>
      <text:p text:style-name="P14"><text:tab/><text:span text:style-name="T25">b. If said row contains only zeros that occur in columns with N assignments:</text:span></text:p>
      <text:p text:style-name="P14"><text:tab/><text:tab/><text:span text:style-name="T25">1. Then this is not solvable. STOP</text:span></text:p>
      <text:p text:style-name="P11"><text:tab/><text:span text:style-name="T22">c</text:span>. <text:span text:style-name="T22">Check the left-most zero that occurs in the row: </text:span></text:p>
      <text:p text:style-name="P11"><text:tab/><text:tab/><text:span text:style-name="T21">I. Is there more than one cell with zero in it in the row?</text:span></text:p>
      <text:p text:style-name="P15"><text:tab/><text:tab/><text:tab/><text:span text:style-name="T21">I. No. Is the zero cell in a column with less than N assignments?</text:span></text:p>
      <text:p text:style-name="P24"><text:tab/><text:tab/><text:tab/><text:tab/>1. Yes. Assign it.</text:p>
      <text:p text:style-name="P15"><text:tab/><text:tab/><text:tab/><text:tab/><text:span text:style-name="T21">2. No. This is not solvable. STOP </text:span></text:p>
      <text:p text:style-name="P24"><text:tab/><text:tab/><text:tab/><text:tab/>[Potential issue here if *, () were run first]</text:p>
      <text:p text:style-name="P15"><text:tab/><text:tab/><text:tab/><text:span text:style-name="T21">II. Yes. </text:span><text:span text:style-name="T23">This is where you might have to check to see how things go with the columns before you assign!</text:span></text:p>
      <text:p text:style-name="P15"><text:span text:style-name="T23"><text:tab/><text:tab/><text:tab/><text:tab/></text:span><text:span text:style-name="T24">1. Is there only one zero-cell that occurs in a column with fewer than N assignments?</text:span></text:p>
      <text:p text:style-name="P44"><text:tab/><text:tab/><text:tab/><text:tab/><text:tab/>a. Yes. Assign it.</text:p>
      <text:p text:style-name="P44"><text:tab/><text:tab/><text:tab/><text:tab/><text:tab/>b. No. Assign to the one with the fewest assignments in its column.</text:p>
      <text:p text:style-name="P15"><text:tab/><text:tab/>I. Is that cell in a <text:span text:style-name="T11">column</text:span> <text:span text:style-name="T14">with less than N assignments</text:span>? If yes:</text:p>
      <text:p text:style-name="P15"><text:tab/><text:tab/><text:tab/><text:span text:style-name="T21">I. Does the row contain multiple unassigned zeros? If no</text:span>, <text:span text:style-name="T14">assign it.</text:span></text:p>
      <text:p text:style-name="P16"><text:tab/><text:tab/><text:span text:style-name="T11">II. Else, do nothing.</text:span></text:p>
      <text:p text:style-name="P16"><text:tab/><text:span text:style-name="T16">c. Run $$</text:span></text:p>
      <text:p text:style-name="P25"><text:span text:style-name="T16">#</text:span>. For each row that currently lacks an assignment in it:</text:p>
      <text:p text:style-name="P16"><text:tab/><text:span text:style-name="T14">a. If every zero-cell in said row resides in a column that already contains N assignments:</text:span></text:p>
      <text:p text:style-name="P16"><text:tab/><text:tab/><text:span text:style-name="T14">I. This is not solvable. STOP</text:span>.</text:p>
      <text:p text:style-name="P16"><text:tab/><text:span text:style-name="T14">b. If said row and every other row that lacks an assignment has been checked by part a of this step, move to next step.</text:span></text:p>
      <text:p text:style-name="P25">*. <text:span text:style-name="T15">For each column that currently lacks an assignment in it:</text:span></text:p>
      <text:p text:style-name="P17"><text:tab/>a. <text:span text:style-name="T14">If said column does not contain a zero, then </text:span>th<text:span text:style-name="T11">is</text:span> is no<text:span text:style-name="T14">t solvable. STOP</text:span></text:p>
      <text:p text:style-name="P17"><text:tab/>b. <text:span text:style-name="T14">If said column contains a cell with zero in it:</text:span></text:p>
      <text:p text:style-name="P17"><text:tab/><text:tab/>I. Is that cell in a <text:span text:style-name="T11">column</text:span> <text:span text:style-name="T14">with less than M assignments</text:span>? If yes, <text:span text:style-name="T14">assign it.</text:span></text:p>
      <text:p text:style-name="P17"><text:tab/><text:tab/><text:span text:style-name="T11">II. Else, do nothing.</text:span></text:p>
      <text:p text:style-name="P17"><text:tab/><text:span text:style-name="T16">c. Run $$</text:span></text:p>
      <text:p text:style-name="P26"><text:span text:style-name="T17">()</text:span>. For each <text:span text:style-name="T17">column</text:span> that currently lacks an assignment in it:</text:p>
      <text:p text:style-name="P17"><text:tab/><text:span text:style-name="T14">a. If every zero-cell in said column resides in a column that already contains M assignments:</text:span></text:p>
      <text:p text:style-name="P17"><text:tab/><text:tab/><text:span text:style-name="T14">I. This is not solvable. STOP</text:span>.</text:p>
      <text:p text:style-name="P17"><text:tab/><text:span text:style-name="T14">b. If said column and every other column that lacks an assignment has been checked by part a of this step, then move to next step.</text:span></text:p>
      <text:p text:style-name="P27">2. STOP.</text:p>
      <text:p text:style-name="P10"/>
      <text:p text:style-name="P10"/>
      <text:p text:style-name="P10"/>
      <text:p text:style-name="P10"/>
      <text:p text:style-name="P10"/>
      <text:p text:style-name="P47">1. Obtain cost matrix</text:p>
      <text:p text:style-name="P10">2. Convert matrix into an array of arrays (call them “sub-arrays”)</text:p>
      <text:p text:style-name="P10">3. Pick the lowest member in each subarray, subtract every member in that array by the lowest member (including the lowest member itself)</text:p>
      <text:p text:style-name="P10">4. Check for match</text:p>
      <text:p text:style-name="P10"><text:tab/>a. if an assignment can be found such that: only one member of each array is assigned, all assignments are zeros, and there is exactly one assignment for each distinct index position—then there is an optimal match</text:p>
      <text:p text:style-name="P10"><text:tab/>b. if no such assignment can be found, proceed to step 5</text:p>
      <text:p text:style-name="P10"><text:tab/><text:tab/>b.i. quick test: no such assignment can be found if there is a column with no zero!</text:p>
      <text:p text:style-name="P10">5. For each index number, find the lowest value occupying that index position in a sub array, then subtract every value occupying that index position by the lowest value just obtained.</text:p>
      <text:p text:style-name="P48">Definitions:</text:p>
      <text:p text:style-name="P28"/>
      <text:p text:style-name="P28">A matching M on S1, S2 <text:span text:style-name="T1">=</text:span> M is a subset of S1xS2</text:p>
      <text:p text:style-name="P28"><text:tab/>Problem: not all subsets of cross products contain every member of each set!</text:p>
      <text:p text:style-name="P28"><text:tab/>Should we include every member of each set?</text:p>
      <text:p text:style-name="P28"><text:tab/>It seems not: perhaps what's optimal involves leaving someone out!</text:p>
      <text:p text:style-name="P28"/>
      <text:p text:style-name="P28">A constraint C on a matching M = C is a subset of the same cross-product as M, <text:span text:style-name="T6">i.e. S1xS2</text:span></text:p>
      <text:p text:style-name="P28"><text:tab/><text:span text:style-name="T5">Corrolary: every matching is also a constraint</text:span></text:p>
      <text:p text:style-name="P28"/>
      <text:p text:style-name="P28">A matching M satisfies constraint C = no member of C is a member of M</text:p>
      <text:p text:style-name="P28"><text:tab/><text:span text:style-name="T5">Corollary: if M is a matching that satisfies constraint C, then C is a matching that satisfies constraint M</text:span></text:p>
      <text:p text:style-name="P28"/>
      <text:p text:style-name="P28">A matching M is optimal for P on S1, S2 = M is a matching on S1, S2, and every other matching on S1, S2 is either worse than or the same as M with respect to property P</text:p>
      <text:p text:style-name="P28"/>
      <text:p text:style-name="P28">A matching M is optimal for P on S1, S2 for a given constraint <text:span text:style-name="T4">C </text:span>= M is a matching on S1, S2 that satisfies C, and every other matching on S1, S2 that satisfies C is either worse than or the same as M with respect to property P</text:p>
      <text:p text:style-name="P28"><text:tab/><text:span text:style-name="T3">Property P will obviously have to be a ranked determinable.</text:span></text:p>
      <text:p text:style-name="P28"/>
      <text:p text:style-name="P30">C* is a dependent constraint on a matching M = C* is a function from members of M to sets of constrains on M</text:p>
      <text:p text:style-name="P28"/>
      <text:p text:style-name="P31">A <text:span text:style-name="T5">matching</text:span> M <text:span text:style-name="T5">satisfies a dependent constraint C* </text:span>= <text:span text:style-name="T5">let S be the set of constraints output by C* when the members of M are taken as inputs; then M satisfies every member of S</text:span></text:p>
      <text:p text:style-name="P31"/>
      <text:p text:style-name="P30">A matching M is optimal for P on S1, S2 for a given dependent constraint C* = M is a matching on S1, S2 that satisfies C*, and any other matching M' on S1, S2 that satisfies C* is either worse than or the same as M with respect to property P</text:p>
      <text:p text:style-name="P31"/>
      <text:p text:style-name="P31"/>
      <text:p text:style-name="P28">-----</text:p>
      <text:p text:style-name="P28"/>
      <text:p text:style-name="P29">Problem: it is <text:span text:style-name="T3">often very difficult to find an optimal match when there are dependent constraints on that match.</text:span></text:p>
      <text:p text:style-name="P29"/>
      <text:p text:style-name="P32">A simple example. There are three workers and three jobs that they must be matched with. No person can do two jobs. Each job must get done. And each person charges a different rate to do a <text:span text:style-name="T6">given</text:span> job. Notice the dependence: as people get matched with jobs, constraints change. If Joe is matched with job 1, the new constraint is that Jim and John not be matched with job 1. If John is matched with job 1, now the constraint is that neither Jim nor Joe be matched with job 1. And so on. The constraints change as the match changes. <text:span text:style-name="T6">So finding an optimal match is not as easy as simply picking the cheapest guy for each job.</text:span></text:p>
      <text:p text:style-name="P28"/>
      <text:p text:style-name="P33">THE question: can the hungarian algorithm be used to solve all quantifiable problems of this kind?</text:p>
      <text:p text:style-name="P33"/>
      <text:p text:style-name="P33">We have to get clear on what counts as a quantifiable problem.</text:p>
      <text:p text:style-name="P33"/>
      <text:p text:style-name="P33">The constraints in the residency match are different. Hospitals rank residents. Residents rank hospitals. So the dependency of the constraint isn't obvious. <text:span text:style-name="T7">On one hand it is: if the hospital has 10 </text:span><text:soft-page-break/><text:span text:style-name="T7">spots and they are all full, then the new constraint is that no one else can be matched with that hospital. This now means that the remaining hospitals get at best their top matches out of the remaining pool.</text:span></text:p>
      <text:p text:style-name="P33"/>
      <text:p text:style-name="P34"><text:span text:style-name="T8">Such a match should work at least as follows</text:span>: <text:span text:style-name="T8">if</text:span> multiple schools want the same candidate for the same spot, <text:span text:style-name="T8">then t</text:span>he candidate gets placed at the school among them that he ranks the highest, all else being equal. Alternatively: several candidates all rank the same school the same. The school gets matched with the candidate that is highest on its list. All else being equal.</text:p>
      <text:p text:style-name="P34"/>
      <text:p text:style-name="P35">One idea: assign students ranks based on how they are ranked by the schools. Then match the students to the schools based on their rank: highest rank matches first.</text:p>
      <text:p text:style-name="P35"><text:tab/>What happens when students' ranks tie?</text:p>
      <text:p text:style-name="P35"><text:tab/>What happens if a school gets filled?--the student's next choice gets picked?</text:p>
      <text:p text:style-name="P35"><text:tab/><text:span text:style-name="T9">It seems possible that putting the most sought-after student at a bad school will maximize fit everywhere else.</text:span></text:p>
      <text:p text:style-name="P34"/>
      <text:p text:style-name="P36">What is really needed: a way to quantify the optimality of the fit. In the case of dollars and cents, it's easy. Not so here!</text:p>
      <text:p text:style-name="P36"><text:tab/>Intuitively, a fit is perfect for a school and a student when each has the other as 1 in its respective list.</text:p>
      <text:p text:style-name="P36"><text:tab/>Hypothesis: should we just determine optimality by multiplying them together, adding, then looking for the lowest score?</text:p>
      <text:p text:style-name="P36"><text:tab/><text:tab/>This actually is hard to say. What should be prized more: having a lot of close matches at the top? Then multiplication may not work. A school with a lot of 1|1 matches and one 100|100 match could be beat out by a school with many small terrible matches.</text:p>
      <text:p text:style-name="P36"><text:tab/>Other cases: </text:p>
      <text:p text:style-name="P36"><text:tab/><text:tab/>50|1 is more optimal than 50|50</text:p>
      <text:p text:style-name="P36"><text:tab/><text:tab/>1|50 is more optimal than 50|50</text:p>
      <text:p text:style-name="P36"><text:tab/><text:tab/>50|51 is less optimal than 50|50</text:p>
      <text:p text:style-name="P36"><text:tab/><text:tab/>(this shows, it's not the discrepency that matters!)</text:p>
      <text:p text:style-name="P36"><text:tab/>How do we compare things like 12|13 and 24|25?</text:p>
      <text:p text:style-name="P28"/>
      <text:p text:style-name="P37">IDEA: for the first try, just make an app that uses the hungarian algorithm; then later on try to branch out; this project is way too b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09:14:09.154519578</meta:creation-date>
    <dc:date>2014-08-05T07:43:38.748580191</dc:date>
    <meta:editing-duration>PT7H46M7S</meta:editing-duration>
    <meta:editing-cycles>47</meta:editing-cycles>
    <meta:generator>LibreOffice/4.2.4.2$Linux_X86_64 LibreOffice_project/420m0$Build-2</meta:generator>
    <meta:document-statistic meta:table-count="0" meta:image-count="0" meta:object-count="0" meta:page-count="7" meta:paragraph-count="167" meta:word-count="2450" meta:character-count="12889" meta:non-whitespace-character-count="10423"/>
  </office:meta>
</office:document-meta>
</file>